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2.8953in"/>
    </style:style>
    <style:style style:name="co4" style:family="table-column">
      <style:table-column-properties fo:break-before="auto" style:column-width="1.0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52in" fo:break-before="auto" style:use-optimal-row-height="false"/>
    </style:style>
    <style:style style:name="ro3" style:family="table-row">
      <style:table-row-properties style:row-height="0.6799in" fo:break-before="auto" style:use-optimal-row-height="false"/>
    </style:style>
    <style:style style:name="ro4" style:family="table-row">
      <style:table-row-properties style:row-height="0.9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Serif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Liberation Serif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Liberation Seri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3" table:default-cell-style-name="ce3"/>
        <table:table-column table:style-name="co1" table:default-cell-style-name="ce2"/>
        <table:table-column table:style-name="co4" table:default-cell-style-name="ce2"/>
        <table:table-row table:style-name="ro1" table:number-rows-repeated="4">
          <table:table-cell table:number-columns-repeated="3"/>
          <table:table-cell table:style-name="Default"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Experiments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ignature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stimate the total number of words in the dictionary, calculate the standard error of the total, and determine the 95% confidence limits. </text:p>
          </table:table-cell>
          <table:table-cell office:value-type="string" calcext:value-type="string">
            <text:p>13-02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Estimate the total number of signs in the given dataset and calculate the 99% confidence limits for the total. </text:p>
          </table:table-cell>
          <table:table-cell office:value-type="string" calcext:value-type="string">
            <text:p>20-02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Estimate the total number of inhabitants in 201 cities using both Simple Random Sampling (SRS) and Stratified Random Sampling. </text:p>
          </table:table-cell>
          <table:table-cell office:value-type="string" calcext:value-type="string">
            <text:p>27-02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Estimate the total number of words in the dictionary using Stratified Random Sampling, and calculate the standard error and 95% confidence limits. </text:p>
          </table:table-cell>
          <table:table-cell office:value-type="string" calcext:value-type="string">
            <text:p>05-03-2025</text:p>
            <text:p>&amp;</text:p>
            <text:p>06-03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Using SRS with proportional allocation, and with strata equally proportional, estimate the number of inhabitants in 64 cities based on the given data. </text:p>
          </table:table-cell>
          <table:table-cell office:value-type="string" calcext:value-type="string">
            <text:p>19-03-2025</text:p>
          </table:table-cell>
          <table:table-cell/>
        </table:table-row>
        <table:table-row table:style-name="ro4"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Estimate using Systematic Sampling where</text:p>
            <text:p>rows represent the strata, and compare the </text:p>
            <text:p>precision of: </text:p>
            <text:p>1. Systematic Sampling</text:p>
            <text:p>2.Random Sampling</text:p>
            <text:p>3. Stratified Sampling</text:p>
          </table:table-cell>
          <table:table-cell office:value-type="string" calcext:value-type="string">
            <text:p>27-03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Test the variety effect in a Completely Randomized Design (CRD) experiment using the given data, and perform ANOVA to analyze the results. </text:p>
          </table:table-cell>
          <table:table-cell office:value-type="string" calcext:value-type="string">
            <text:p>02-04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Test the variety effect in a Randomized Block Design (RBD) experiment using the given data, and determine the efficiency of RBD relative to CRD. </text:p>
          </table:table-cell>
          <table:table-cell office:value-type="string" calcext:value-type="string">
            <text:p>03-04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Test the variety effect in a Latin Square Design using the provided data. </text:p>
          </table:table-cell>
          <table:table-cell office:value-type="string" calcext:value-type="string">
            <text:p>09-04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10" calcext:value-type="float">
            <text:p>10</text:p>
          </table:table-cell>
          <table:table-cell table:style-name="ce4"/>
          <table:table-cell office:value-type="string" calcext:value-type="string">
            <text:p>16-04-2025</text:p>
          </table:table-cell>
          <table:table-cell/>
        </table:table-row>
        <table:table-row table:style-name="ro3"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Identify the main effects and interaction effects in a 2<text:span text:style-name="T1">3</text:span>-factorial experiment, and construct the corresponding ANOVA table. </text:p>
          </table:table-cell>
          <table:table-cell office:value-type="string" calcext:value-type="string">
            <text:p>17-04-20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4T17:24:48.854855400</meta:creation-date>
    <meta:generator>LibreOffice/25.2.2.2$Windows_X86_64 LibreOffice_project/7370d4be9e3cf6031a51beef54ff3bda878e3fac</meta:generator>
    <dc:date>2025-04-24T20:05:14.315536700</dc:date>
    <meta:editing-duration>PT1H48M21S</meta:editing-duration>
    <meta:editing-cycles>1</meta:editing-cycles>
    <meta:document-statistic meta:table-count="1" meta:cell-count="36" meta:object-count="0"/>
  </office:meta>
</office:document-meta>
</file>